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style mathvariant="bold">
                  <mi>F</mi>
                </mstyle>
                <mi>i</mi>
              </msub>
              <mo stretchy="false">=</mo>
              <mrow>
                <mo fence="true" stretchy="false">(</mo>
                <mrow>
                  <mrow>
                    <mrow>
                      <mi>a</mi>
                      <mo stretchy="false">+</mo>
                      <mi>b</mi>
                    </mrow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sub>
                              <mstyle mathvariant="bold">
                                <mover accent="true">
                                  <mi>x</mi>
                                  <mo stretchy="false">˙</mo>
                                </mover>
                              </mstyle>
                              <mi mathvariant="italic">rel</mi>
                            </msub>
                          </mrow>
                          <mo fence="true" stretchy="true">|</mo>
                        </mrow>
                      </mrow>
                      <mo fence="true" stretchy="true">|</mo>
                    </mrow>
                  </mrow>
                </mrow>
                <mo fence="true" stretchy="false">)</mo>
              </mrow>
            </mrow>
            <msub>
              <mstyle mathvariant="bold">
                <mover accent="true">
                  <mi>x</mi>
                  <mo stretchy="false">˙</mo>
                </mover>
              </mstyle>
              <mi mathvariant="italic">rel</mi>
            </msub>
          </mrow>
        </mtd>
      </mtr>
      <mtr>
        <mtd>
          <mrow/>
        </mtd>
      </mtr>
      <mtr>
        <mtd>
          <mrow>
            <mrow>
              <msub>
                <mstyle mathvariant="bold">
                  <mover accent="true">
                    <mi>x</mi>
                    <mo stretchy="false">˙</mo>
                  </mover>
                </mstyle>
                <mi mathvariant="italic">rel</mi>
              </msub>
              <mo stretchy="false">=</mo>
              <mrow>
                <mstyle mathvariant="bold">
                  <mi>w</mi>
                </mstyle>
                <mo stretchy="false">−</mo>
                <msub>
                  <mstyle mathvariant="bold">
                    <mover accent="true">
                      <mi>x</mi>
                      <mo stretchy="false">˙</mo>
                    </mover>
                  </mstyle>
                  <mi>i</mi>
                </msub>
              </mrow>
            </mrow>
            <mi>,</mi>
            <mtext> </mtext>
            <mrow>
              <mi>a</mi>
              <mo stretchy="false">=</mo>
              <mn>6</mn>
            </mrow>
            <mi>π</mi>
            <mi>η</mi>
            <mtext/>
            <msub>
              <mi>r</mi>
              <mi>i</mi>
            </msub>
            <mi>,</mi>
            <mtext> </mtext>
            <mrow>
              <mi>b</mi>
              <mo stretchy="false">=</mo>
              <mfrac>
                <mn>1</mn>
                <mn>4</mn>
              </mfrac>
            </mrow>
            <mi>ρ</mi>
            <mi>π</mi>
            <msubsup>
              <mi>r</mi>
              <mi>i</mi>
              <mn>2</mn>
            </msubsup>
          </mrow>
        </mtd>
      </mtr>
      <mtr>
        <mtd>
          <mrow/>
        </mtd>
      </mtr>
      <mtr>
        <mtd>
          <mrow>
            <mrow>
              <msub>
                <mstyle mathvariant="bold">
                  <mi>M</mi>
                </mstyle>
                <mi>i</mi>
              </msub>
              <mo stretchy="false">=</mo>
              <mrow>
                <mo stretchy="false">−</mo>
                <mn>8</mn>
              </mrow>
            </mrow>
            <mi>π</mi>
            <mi>η</mi>
            <mtext/>
            <msubsup>
              <mi>r</mi>
              <mi>i</mi>
              <mn>3</mn>
            </msubsup>
            <msub>
              <mstyle mathvariant="bold">
                <mover accent="true">
                  <mi>θ</mi>
                  <mo stretchy="false">˙</mo>
                </mover>
              </mstyle>
              <mi>i</mi>
            </msub>
          </mrow>
        </mtd>
      </mtr>
    </mtable>
    <annotation encoding="StarMath 5.0">{ bold F }_i = ( a + b abs{abs{{bold {dot x} }_rel } } ) { bold {dot x} }_rel 
newline newline
{ bold {dot x} }_rel = { bold w } - { bold {dot x} }_i , " "
a = 6 %pi %eta ""r_i, " "
b = 1 over 4 %rho %pi r_i^2
newline newline
{ bold M }_i = -8 %pi %eta "" r_i^3 { bold dot{%theta} }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9:02:47.405721947</meta:creation-date>
    <meta:generator>LibreOffice/6.0.7.3$Linux_X86_64 LibreOffice_project/00m0$Build-3</meta:generator>
    <dc:date>2020-01-15T09:24:32.069830399</dc:date>
    <meta:editing-duration>PT11M34S</meta:editing-duration>
    <meta:editing-cycles>2</meta:editing-cycles>
  </office:meta>
</office:document-meta>
</file>